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30E0000024A2F54D2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25cm"/>
    </style:style>
    <style:style style:name="pr1" style:family="presentation" style:parent-style-name="MyTUM-title">
      <style:graphic-properties draw:auto-grow-height="true" fo:min-height="1.663cm"/>
    </style:style>
    <style:style style:name="pr2" style:family="presentation" style:parent-style-name="MyTUM-subtitle">
      <style:graphic-properties draw:fill-color="#ffffff" draw:auto-grow-height="true" fo:min-height="15cm"/>
    </style:style>
    <style:style style:name="pr3" style:family="presentation" style:parent-style-name="MyTUM-notes">
      <style:graphic-properties draw:fill-color="#ffffff" draw:auto-grow-height="true" fo:min-height="13.364cm"/>
    </style:style>
    <style:style style:name="pr4" style:family="presentation" style:parent-style-name="MyTUM-title">
      <style:graphic-properties fo:min-height="1.663cm"/>
    </style:style>
    <style:style style:name="pr5" style:family="presentation" style:parent-style-name="MyTUM-outline1">
      <style:graphic-properties fo:min-height="14.75cm"/>
    </style:style>
    <style:style style:name="pr6" style:family="presentation" style:parent-style-name="MyTUM-notes">
      <style:graphic-properties draw:fill-color="#ffffff" fo:min-height="13.364cm"/>
    </style:style>
    <style:style style:name="pr7" style:family="presentation" style:parent-style-name="MyTUM-subtitle">
      <style:graphic-properties draw:fill-color="#ffffff" draw:auto-grow-height="true" fo:min-height="13.86cm"/>
    </style:style>
    <style:style style:name="pr8" style:family="presentation" style:parent-style-name="MyTUM-subtitle">
      <style:graphic-properties draw:fill-color="#ffffff" draw:auto-grow-height="true" fo:min-height="2.5cm"/>
    </style:style>
    <style:style style:name="pr9" style:family="presentation" style:parent-style-name="MyTUM-title">
      <style:graphic-properties fo:min-height="1.413cm"/>
    </style:style>
    <style:style style:name="pr10" style:family="presentation" style:parent-style-name="MyTUM-subtitle">
      <style:graphic-properties draw:fill-color="#ffffff" fo:min-height="13.61cm"/>
    </style:style>
    <style:style style:name="pr11" style:family="presentation" style:parent-style-name="MyTUM-notes">
      <style:graphic-properties draw:fill-color="#ffffff" fo:min-height="13.114cm"/>
    </style:style>
    <style:style style:name="pr12" style:family="presentation" style:parent-style-name="MyTUM-outline1">
      <style:graphic-properties fo:min-height="13.61cm"/>
    </style:style>
    <style:style style:name="co1" style:family="table-column">
      <style:table-column-properties style:column-width="7.503cm" style:use-optimal-column-width="false"/>
    </style:style>
    <style:style style:name="co2" style:family="table-column">
      <style:table-column-properties style:column-width="14.997cm" style:use-optimal-column-width="false"/>
    </style:style>
    <style:style style:name="ro1" style:family="table-row">
      <style:table-row-properties style:row-height="1.472cm"/>
    </style:style>
    <style:style style:name="ce1" style:family="table-cell">
      <style:graphic-properties style:repeat="repeat"/>
      <style:paragraph-properties fo:text-align="center"/>
      <style:text-properties fo:font-size="30pt" style:font-size-asian="30pt" style:font-size-complex="30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family="Ubuntu" style:font-pitch="variable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0pt" fo:font-weight="bold" style:font-size-asian="30pt" style:font-weight-asian="bold" style:font-size-complex="30pt" style:font-weight-complex="bold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family="Ubuntu" style:font-pitch="variable"/>
    </style:style>
    <style:style style:name="T8" style:family="text">
      <style:text-properties fo:font-family="Ubuntu" style:font-pitch="variable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family="Ubuntu" style:font-pitch="variable"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ximilian Staab, Gruppe 07</presentation:footer-decl>
      <presentation:date-time-decl presentation:name="dtd1" presentation:source="fixed">14.07.2011</presentation:date-time-decl>
      <draw:page draw:name="page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ETI Praktikum – Gruppe 07</text:p>
          </draw:text-box>
        </draw:frame>
        <draw:frame presentation:style-name="pr2" draw:layer="layout" svg:width="25.199cm" svg:height="15cm" svg:x="1.4cm" svg:y="3.5cm" presentation:class="subtitle">
          <draw:text-box>
            <text:p><text:span text:style-name="T1">Projekt 2: ASM</text:span></text:p>
            <text:p><text:span text:style-name="T2">Projektverlauf</text:span></text:p>
            <text:p><text:span text:style-name="T3"/></text:p>
            <text:p>Maximilian Staab</text:p>
            <text:p/>
            <text:p>staab@in.tum.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Inhalt</text:p>
          </draw:text-box>
        </draw:frame>
        <draw:frame presentation:style-name="pr5" draw:layer="layout" svg:width="20.699cm" svg:height="12cm" svg:x="2.801cm" svg:y="5.5cm" presentation:class="outline" presentation:user-transformed="true">
          <draw:text-box>
            <text:list text:style-name="L2">
              <text:list-item>
                <text:p>Kurzfassung</text:p>
                <text:list>
                  <text:list-item>
                    <text:p>Zweck</text:p>
                  </text:list-item>
                  <text:list-item>
                    <text:p>Protokolle im Überblick</text:p>
                  </text:list-item>
                </text:list>
              </text:list-item>
              <text:list-item>
                <text:p>Probleme und Lösungen</text:p>
              </text:list-item>
              <text:list-item>
                <text:p>Ausblick</text:p>
              </text:list-item>
              <text:list-item>
                <text:p>Fra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7" draw:text-style-name="P1" draw:layer="layout" svg:width="25.199cm" svg:height="13.86cm" svg:x="1.4cm" svg:y="3.5cm" presentation:class="subtitle">
          <draw:text-box>
            <text:p text:style-name="P1"><text:span text:style-name="T3">Zweck:</text:span></text:p>
            <text:p text:style-name="P1"/>
            <text:p text:style-name="P1">Implementierung</text:p>
            <text:p text:style-name="P1">der BLAS-Routine DGBMV</text:p>
            <text:p text:style-name="P1">in Assembler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8" draw:text-style-name="P2" draw:layer="layout" svg:width="25.199cm" svg:height="2.5cm" svg:x="1.5cm" svg:y="3cm" presentation:class="subtitle" presentation:user-transformed="true">
          <draw:text-box>
            <text:p text:style-name="P1"><text:span text:style-name="T3">Protokolle im Überblick:</text:span></text:p>
          </draw:text-box>
        </draw:frame>
        <draw:frame draw:style-name="standard" draw:layer="layout" svg:width="22.499cm" svg:height="13.247cm" svg:x="3.398cm" svg:y="5.19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12.05</text:span></text:p>
              </table:table-cell>
              <table:table-cell>
                <text:p text:style-name="P3"><text:span text:style-name="T5">Einführun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16.05</text:span><text:span text:style-name="T5"> </text:span></text:p>
              </table:table-cell>
              <table:table-cell>
                <text:p text:style-name="P3"><text:span text:style-name="T5">Aufgabenverteilun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17.05</text:span><text:span text:style-name="T5"> </text:span></text:p>
              </table:table-cell>
              <table:table-cell>
                <text:p text:style-name="P3"><text:span text:style-name="T5">Pflichtenheft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0.05</text:span><text:span text:style-name="T5"> </text:span></text:p>
              </table:table-cell>
              <table:table-cell>
                <text:p text:style-name="P3"><text:span text:style-name="T5">Beschäftigung mit BSF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1.05</text:span><text:span text:style-name="T5"> </text:span></text:p>
              </table:table-cell>
              <table:table-cell>
                <text:p text:style-name="P3"><text:span text:style-name="T5">Spezifikation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26.06</text:span><text:span text:style-name="T5"> </text:span></text:p>
              </table:table-cell>
              <table:table-cell>
                <text:p text:style-name="P3"><text:span text:style-name="T5">mehrere Entwürfe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01.07</text:span><text:span text:style-name="T5"> </text:span></text:p>
              </table:table-cell>
              <table:table-cell>
                <text:p text:style-name="P3"><text:span text:style-name="T5">Implementierun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10.07</text:span><text:span text:style-name="T5"> </text:span></text:p>
              </table:table-cell>
              <table:table-cell>
                <text:p text:style-name="P3"><text:span text:style-name="T5">Dokumentation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11.07</text:span><text:span text:style-name="T5"> </text:span></text:p>
              </table:table-cell>
              <table:table-cell>
                <text:p text:style-name="P3"><text:span text:style-name="T5">Vortra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1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1"><text:span text:style-name="T6">Wie rufe ich eine ASM-Funktion aus C auf?</text:span></text:p>
            <text:p text:style-name="P1"><text:span text:style-name="T6">→ </text:span><text:span text:style-name="T6">Recherche erfolgrei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2</text:p>
          </draw:text-box>
        </draw:frame>
        <draw:frame presentation:style-name="pr7" draw:text-style-name="P5" draw:layer="layout" svg:width="25.199cm" svg:height="13.86cm" svg:x="1.4cm" svg:y="3.5cm" presentation:class="subtitle" presentation:user-transformed="true">
          <draw:text-box>
            <text:p text:style-name="P1"><text:span text:style-name="T6">Wie rechne ich mit Floating-Point-Zahlen in ASM?</text:span></text:p>
            <text:p text:style-name="P1"><text:span text:style-name="T6">→ </text:span><text:span text:style-name="T6">Recherche erfolgrei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3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1"><text:span text:style-name="T6">MUL nicht flexibel genug, zu eingeschränkt</text:span></text:p>
            <text:p text:style-name="P1"><text:span text:style-name="T6">→ </text:span><text:span text:style-name="T6">IMUL verwend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4</text:p>
          </draw:text-box>
        </draw:frame>
        <draw:frame presentation:style-name="pr7" draw:text-style-name="P5" draw:layer="layout" svg:width="25.199cm" svg:height="13.86cm" svg:x="1.4cm" svg:y="3.5cm" presentation:class="subtitle" presentation:user-transformed="true">
          <draw:text-box>
            <text:p text:style-name="P1"><text:span text:style-name="T6">Stackspeicherallokation mit ESP</text:span></text:p>
            <text:p text:style-name="P1"><text:span text:style-name="T6">führt zu Segfaults</text:span></text:p>
            <text:p text:style-name="P1"><text:span text:style-name="T6">→ </text:span><text:span text:style-name="T6">eine bestimme Anzahl an dwords push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5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1"><text:span text:style-name="T6">Bandmatrix-Vektor-Multiplikation</text:span></text:p>
            <text:p text:style-name="P1"><text:span text:style-name="T6">sehr fehleranfällig</text:span></text:p>
            <text:p text:style-name="P1"><text:span text:style-name="T6">→ </text:span><text:span text:style-name="T6">nach viel Arbeit erfolgrei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1.6cm" svg:height="1.741cm" svg:x="1.4cm" svg:y="0.698cm" presentation:class="title">
          <draw:text-box>
            <text:p>Probleme und Lösungen 6</text:p>
          </draw:text-box>
        </draw:frame>
        <draw:frame presentation:style-name="pr10" draw:layer="layout" svg:width="25.199cm" svg:height="13.61cm" svg:x="1.4cm" svg:y="3.625cm" presentation:class="subtitle">
          <draw:text-box>
            <text:p>Extraktion des Vektors aus einem</text:p>
            <text:p>negativ inkrementierten Array</text:p>
            <text:p>→ die Vektoreingabe dem Code so anpassen,</text:p>
            <text:p>als wäre INC positiv gewe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1.6cm" svg:height="1.741cm" svg:x="1.4cm" svg:y="0.698cm" presentation:class="title">
          <draw:text-box>
            <text:p>Probleme und Lösungen 7</text:p>
          </draw:text-box>
        </draw:frame>
        <draw:frame presentation:style-name="pr10" draw:layer="layout" svg:width="25.199cm" svg:height="13.61cm" svg:x="1.4cm" svg:y="3.625cm" presentation:class="subtitle">
          <draw:text-box>
            <text:p>Transponiertenberechnung sehr fehleranfällig</text:p>
            <text:p>auf Grund verschachtelter Schleifen</text:p>
            <text:p>→ mehrfaches manuelles Schritt-für-Schritt-Durchlaufen auf Papier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1.6cm" svg:height="1.741cm" svg:x="1.4cm" svg:y="0.698cm" presentation:class="title">
          <draw:text-box>
            <text:p>Probleme und Lösungen 8</text:p>
          </draw:text-box>
        </draw:frame>
        <draw:frame presentation:style-name="pr10" draw:layer="layout" svg:width="25.199cm" svg:height="13.61cm" svg:x="1.4cm" svg:y="3.625cm" presentation:class="subtitle">
          <draw:text-box>
            <text:p>Spät implementierte Rettung/</text:p>
            <text:p>Wiederherstellung der Register zerstört</text:p>
            <text:p>die statischen Stackspeicherpointer (EBP-n)</text:p>
            <text:p>→ Verwendung von Pointern, die direkt nach</text:p>
            <text:p>dem Pushen erstellt und gespeichert werden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1.6cm" svg:height="1.741cm" svg:x="1.4cm" svg:y="0.698cm" presentation:class="title">
          <draw:text-box>
            <text:p>Probleme und Lösungen 9</text:p>
          </draw:text-box>
        </draw:frame>
        <draw:frame presentation:style-name="pr10" draw:layer="layout" svg:width="25.199cm" svg:height="13.61cm" svg:x="1.4cm" svg:y="3.625cm" presentation:class="subtitle">
          <draw:text-box>
            <text:p>Sehr aufwändige manuelle Korrektur</text:p>
            <text:p>von Ergebnissen für Testeingaben</text:p>
            <text:p>→ Erstellung von Python-Skripts</text:p>
            <text:p>mit äquivalenter Funktionalität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usblick</text:p>
          </draw:text-box>
        </draw:frame>
        <draw:frame presentation:style-name="pr12" draw:layer="layout" svg:width="25.199cm" svg:height="13.86cm" svg:x="1.4cm" svg:y="3.5cm" presentation:class="outline" presentation:user-transformed="true">
          <draw:text-box>
            <text:p text:style-name="P1"><text:span text:style-name="T7"/></text:p>
            <text:p text:style-name="P1"><text:span text:style-name="T7"/></text:p>
            <text:p text:style-name="P1"><text:span text:style-name="T7"/></text:p>
          </draw:text-box>
        </draw:frame>
        <draw:frame draw:style-name="gr2" draw:text-style-name="P6" draw:layer="layout" svg:width="25cm" svg:height="12.5cm" svg:x="1.5cm" svg:y="4.5cm">
          <draw:text-box>
            <text:p text:style-name="P6"><text:span text:style-name="T6">Empirische Effizienzuntersuchung in Vergleich mit Implementierungen in anderen Sprachen (sowie mit automatisch aus C generiertem NASM-Code)</text:span></text:p>
            <text:p text:style-name="P6"><text:span text:style-name="T6"/></text:p>
            <text:p text:style-name="P6"><text:span text:style-name="T6">Bei Bedarf: Migration zu einer 64-Bit-Architektur</text:span></text:p>
            <text:p text:style-name="P6"><text:span text:style-name="T6"/></text:p>
            <text:p text:style-name="P6"><text:span text:style-name="T6">Erweiterung der Präzision,</text:span></text:p>
            <text:p text:style-name="P6"><text:span text:style-name="T6">oder des Definitionsbereich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Fragen</text:p>
          </draw:text-box>
        </draw:frame>
        <draw:frame presentation:style-name="pr2" draw:text-style-name="P8" draw:layer="layout" svg:width="25.199cm" svg:height="15cm" svg:x="1.4cm" svg:y="3.5cm" presentation:class="subtitle">
          <draw:text-box>
            <text:p text:style-name="P7"><text:span text:style-name="T8"/></text:p>
            <text:p text:style-name="P7"><text:span text:style-name="T8"><text:s/></text:span><text:span text:style-name="T9">Fragen?</text:span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>Vielen Dank für Ihre Aufmerksam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tum_5f_bg" draw:display-name="tum_bg" xlink:href="Pictures/100000000000030E0000024A2F54D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MyTUM-background" style:family="presentation">
      <style:graphic-properties draw:stroke="none" draw:fill="bitmap" draw:fill-image-name="tum_5f_bg" draw:fill-image-width="0cm" draw:fill-image-height="0cm"/>
      <style:text-properties style:letter-kerning="true"/>
    </style:style>
    <style:style style:name="MyTUM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yTU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TUM-outline1" style:family="presentation">
      <style:graphic-properties draw:stroke="none" draw:fill="none" draw:auto-grow-height="false">
        <text:list-style style:name="MyTU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outline2" style:family="presentation" style:parent-style-name="MyTUM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MyTUM-outline3" style:family="presentation" style:parent-style-name="MyTUM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MyTUM-outline4" style:family="presentation" style:parent-style-name="MyTUM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MyTUM-outline5" style:family="presentation" style:parent-style-name="MyTUM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6" style:family="presentation" style:parent-style-name="MyTUM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7" style:family="presentation" style:parent-style-name="MyTUM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8" style:family="presentation" style:parent-style-name="MyTUM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9" style:family="presentation" style:parent-style-name="MyTUM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subtitle" style:family="presentation">
      <style:graphic-properties draw:stroke="none" draw:fill="none" draw:textarea-vertical-align="middle">
        <text:list-style style:name="MyTU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title" style:family="presentation">
      <style:graphic-properties draw:stroke="none" draw:fill="none" draw:textarea-vertical-align="middle">
        <text:list-style style:name="MyTU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tum_5f_b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TUM-backgroundobjects">
      <style:graphic-properties draw:stroke="none" draw:fill="none" draw:fill-color="#ffffff" draw:auto-grow-height="false" fo:min-height="1.449cm"/>
    </style:style>
    <style:style style:name="Mpr2" style:family="presentation" style:parent-style-name="MyTUM-backgroundobjects">
      <style:graphic-properties draw:stroke="none" draw:fill="none" draw:fill-color="#ffffff" draw:auto-grow-height="false" fo:min-height="1.485cm"/>
    </style:style>
    <style:style style:name="Mpr3" style:family="presentation" style:parent-style-name="MyTU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MyTUM" style:page-layout-name="PM1" draw:style-name="Mdp1">
      <office:forms form:automatic-focus="false" form:apply-design-mode="false"/>
      <draw:frame presentation:style-name="MyTUM-title" draw:layer="backgroundobjects" svg:width="21.6cm" svg:height="1.663cm" svg:x="1.4cm" svg:y="0.737cm" presentation:class="title" presentation:placeholder="true">
        <draw:text-box/>
      </draw:frame>
      <draw:frame presentation:style-name="MyTUM-outline1" draw:layer="backgroundobjects" svg:width="25.199cm" svg:height="13.86cm" svg:x="1.4cm" svg:y="3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/text:p>
        </draw:text-box>
      </draw:frame>
      <presentation:notes style:page-layout-name="PM0">
        <draw:page-thumbnail presentation:style-name="MyTUM-title" draw:layer="backgroundobjects" svg:width="14.848cm" svg:height="11.136cm" svg:x="3.075cm" svg:y="2.257cm" presentation:class="page"/>
        <draw:frame presentation:style-name="MyTU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kas Märdian</meta:initial-creator>
    <meta:creation-date>2011-07-09T10:18:27</meta:creation-date>
    <meta:editing-duration>PT04H32M07S</meta:editing-duration>
    <meta:editing-cycles>164</meta:editing-cycles>
    <dc:date>2011-07-13T16:51:28.56</dc:date>
    <meta:generator>OpenOffice.org/3.2$Win32 OpenOffice.org_project/320m18$Build-9502</meta:generator>
    <meta:document-statistic meta:object-count="83"/>
  </office:meta>
</office:document-meta>
</file>